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49cm" svg:height="0.963cm" svg:x="7.985cm" svg:y="1.635cm">
          <draw:text-box>
            <text:p text:style-name="P1">SEON Upload</text:p>
          </draw:text-box>
        </draw:frame>
        <draw:custom-shape draw:style-name="gr2" draw:text-style-name="P2" draw:layer="layout" svg:width="3.175cm" svg:height="3.175cm" svg:x="15.543cm" svg:y="2.442cm">
          <text:p text:style-name="P1">2) Login</text:p>
          <text:p text:style-name="P1"><text:span text:style-name="T1">(jsp)</text:span></text:p>
          <text:p text:style-name="P1"><text:span text:style-name="T1">User logged in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2.208cm" svg:y="2.232cm">
          <text:p text:style-name="P1">Upload</text:p>
          <text:p text:style-name="P1"><text:span text:style-name="T1">(htm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175cm" svg:x="15.605cm" svg:y="6.08cm">
          <text:p text:style-name="P1">1) Validate</text:p>
          <text:p text:style-name="P1"><text:span text:style-name="T1">(java script)</text:span></text:p>
          <text:p text:style-name="P1"><text:span text:style-name="T1">File exits?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45cm" svg:y1="4.51cm" svg:x2="15.605cm" svg:y2="7.05cm">
          <text:p text:style-name="P5"/>
        </draw:line>
        <draw:line draw:style-name="gr4" draw:text-style-name="P4" draw:layer="layout" svg:x1="5.445cm" svg:y1="3.475cm" svg:x2="15.605cm" svg:y2="3.475cm">
          <text:p text:style-name="P3"><text:span text:style-name="T1">session</text:span></text:p>
        </draw:line>
        <draw:custom-shape draw:style-name="gr2" draw:text-style-name="P2" draw:layer="layout" svg:width="5.715cm" svg:height="3.175cm" svg:x="9.35cm" svg:y="9.49cm">
          <text:p text:style-name="P1">3) Read Metadata</text:p>
          <text:p text:style-name="P1"><text:span text:style-name="T1">(servlet)</text:span></text:p>
          <text:p text:style-name="P1"><text:span text:style-name="T1">-determine grammar type</text:span></text:p>
          <text:p text:style-name="P1"><text:span text:style-name="T1">(specs in config file)</text:span></text:p>
          <text:p text:style-name="P1"><text:span text:style-name="T1">-get local data file paths</text:span></text:p>
          <text:p text:style-name="P1"><text:span text:style-name="T1">-Generate ID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81cm" svg:y1="5.445cm" svg:x2="9.255cm" svg:y2="10.525cm">
          <text:p text:style-name="P5"/>
        </draw:line>
        <draw:frame draw:style-name="gr6" draw:text-style-name="P6" draw:layer="layout" svg:width="3.127cm" svg:height="0.963cm" svg:x="6.305cm" svg:y="7.542cm">
          <draw:text-box>
            <text:p text:style-name="P5"><text:span text:style-name="T1">cookie +</text:span></text:p>
            <text:p text:style-name="P5"><text:span text:style-name="T1">metadata filename</text:span></text:p>
          </draw:text-box>
        </draw:frame>
        <draw:custom-shape draw:style-name="gr2" draw:text-style-name="P2" draw:layer="layout" svg:width="5.08cm" svg:height="3.175cm" svg:x="2.55cm" svg:y="13.291cm">
          <text:p text:style-name="P1">Confirm</text:p>
          <text:p text:style-name="P1"><text:span text:style-name="T1">(html)</text:span></text:p>
          <text:p text:style-name="P1"><text:span text:style-name="T1">-All datafile(s) exists? (java script)</text:span></text:p>
          <text:p text:style-name="P1"><text:span text:style-name="T1">-ID edit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19cm" svg:y1="12.665cm" svg:x2="7.65cm" svg:y2="14.57cm">
          <text:p text:style-name="P5"/>
        </draw:line>
        <draw:frame draw:style-name="gr6" draw:text-style-name="P6" draw:layer="layout" svg:width="3.685cm" svg:height="2.031cm" svg:x="7.915cm" svg:y="12.717cm">
          <draw:text-box>
            <text:p text:style-name="P5"><text:span text:style-name="T1">cookie +</text:span></text:p>
            <text:p text:style-name="P5"><text:span text:style-name="T1">metadata filename +</text:span></text:p>
            <text:p text:style-name="P5"><text:span text:style-name="T1">list of data filenames +</text:span></text:p>
            <text:p text:style-name="P5"><text:span text:style-name="T1">grammar name +</text:span></text:p>
            <text:p text:style-name="P5"><text:span text:style-name="T1">ID</text:span></text:p>
          </draw:text-box>
        </draw:frame>
        <draw:custom-shape draw:style-name="gr2" draw:text-style-name="P2" draw:layer="layout" svg:width="5.08cm" svg:height="3.175cm" svg:x="1.55cm" svg:y="19.992cm">
          <text:p text:style-name="P1">Response</text:p>
          <text:p text:style-name="P1"><text:span text:style-name="T1">(html)</text:span></text:p>
          <text:p text:style-name="P1"><text:span text:style-name="T1">-success or error message</text:span></text:p>
          <text:p text:style-name="P1"><text:span text:style-name="T1">-link to metadata file</text:span></text:p>
          <text:p text:style-name="P1"><text:span text:style-name="T1">-link to upload form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445cm" svg:y1="16.44cm" svg:x2="14.335cm" svg:y2="18.345cm">
          <text:p text:style-name="P5"/>
        </draw:line>
        <draw:frame draw:style-name="gr6" draw:text-style-name="P6" draw:layer="layout" svg:width="3.685cm" svg:height="2.387cm" svg:x="10.316cm" svg:y="16.918cm">
          <draw:text-box>
            <text:p text:style-name="P5"><text:span text:style-name="T1">cookie +</text:span></text:p>
            <text:p text:style-name="P5"><text:span text:style-name="T1">metadata filename +</text:span></text:p>
            <text:p text:style-name="P5"><text:span text:style-name="T1">list of data filenames +</text:span></text:p>
            <text:p text:style-name="P5"><text:span text:style-name="T1">grammar name +</text:span></text:p>
            <text:p text:style-name="P5"><text:span text:style-name="T1">ID +</text:span></text:p>
            <text:p text:style-name="P5"><text:span text:style-name="T1">error message</text:span></text:p>
          </draw:text-box>
        </draw:frame>
        <draw:custom-shape draw:style-name="gr2" draw:text-style-name="P2" draw:layer="layout" svg:width="5.08cm" svg:height="3.175cm" svg:x="14.35cm" svg:y="16.893cm">
          <text:p text:style-name="P1">uploadFiles</text:p>
          <text:p text:style-name="P1"><text:span text:style-name="T1">(servlet and ?upload module?)</text:span></text:p>
          <text:p text:style-name="P1"><text:span text:style-name="T1">-upload metadata file and</text:span></text:p>
          <text:p text:style-name="P1"><text:span text:style-name="T1">data files</text:span></text:p>
          <text:p text:style-name="P1"><text:span text:style-name="T1">-error or success message</text:span></text:p>
          <text:p text:style-name="P1"><text:span text:style-name="T1">-build link to metadata fil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875cm" svg:y1="20.05cm" svg:x2="6.715cm" svg:y2="21.955cm">
          <text:p text:style-name="P5"/>
        </draw:line>
        <draw:frame draw:style-name="gr6" draw:text-style-name="P6" draw:layer="layout" svg:width="4.371cm" svg:height="1.675cm" svg:x="9.617cm" svg:y="20.119cm">
          <draw:text-box>
            <text:p text:style-name="P5"><text:span text:style-name="T1">cookie +</text:span></text:p>
            <text:p text:style-name="P5"><text:span text:style-name="T1">metadata filename +</text:span></text:p>
            <text:p text:style-name="P5"><text:span text:style-name="T1">metadata link (if success) +</text:span></text:p>
            <text:p text:style-name="P5"><text:span text:style-name="T1">message (error or success)</text:span></text:p>
          </draw:text-box>
        </draw:frame>
        <draw:line draw:style-name="gr5" draw:text-style-name="P2" draw:layer="layout" svg:x1="2.27cm" svg:y1="20.05cm" svg:x2="2.27cm" svg:y2="5.445cm">
          <text:p text:style-name="P5"/>
        </draw:line>
        <draw:frame draw:style-name="gr6" draw:text-style-name="P6" draw:layer="layout" svg:width="3.127cm" svg:height="0.963cm" svg:x="1.318cm" svg:y="8.52cm">
          <draw:text-box>
            <text:p text:style-name="P5"><text:span text:style-name="T1">cookie +</text:span></text:p>
            <text:p text:style-name="P5"><text:span text:style-name="T1">metadata filename</text:span></text:p>
          </draw:text-box>
        </draw:frame>
        <draw:line draw:style-name="gr5" draw:text-style-name="P2" draw:layer="layout" svg:x1="15.505cm" svg:y1="4.175cm" svg:x2="5.345cm" svg:y2="4.175cm">
          <text:p text:style-name="P5"/>
        </draw:line>
        <draw:frame draw:style-name="gr6" draw:text-style-name="P6" draw:layer="layout" svg:width="1.429cm" svg:height="0.607cm" svg:x="9.716cm" svg:y="3.818cm">
          <draw:text-box>
            <text:p text:style-name="P5"><text:span text:style-name="T1">cookie</text:span></text:p>
          </draw:text-box>
        </draw:frame>
        <draw:line draw:style-name="gr5" draw:text-style-name="P2" draw:layer="layout" svg:x1="15.605cm" svg:y1="7.885cm" svg:x2="5.445cm" svg:y2="5.345cm">
          <text:p text:style-name="P5"/>
        </draw:line>
        <draw:frame draw:style-name="gr6" draw:text-style-name="P6" draw:layer="layout" svg:width="3.127cm" svg:height="0.607cm" svg:x="8.619cm" svg:y="5.221cm">
          <draw:text-box>
            <text:p text:style-name="P5"><text:span text:style-name="T1">metadata filename</text:span></text:p>
          </draw:text-box>
        </draw:frame>
        <draw:frame draw:style-name="gr6" draw:text-style-name="P6" draw:layer="layout" svg:width="2.581cm" svg:height="0.607cm" svg:x="8.62cm" svg:y="6.022cm">
          <draw:text-box>
            <text:p text:style-name="P5"><text:span text:style-name="T1">Error message</text:span></text:p>
          </draw:text-box>
        </draw:frame>
        <draw:custom-shape draw:style-name="gr2" draw:text-style-name="P2" draw:layer="layout" svg:width="3.175cm" svg:height="3.175cm" svg:x="15.906cm" svg:y="13.081cm">
          <text:p text:style-name="P1">Validate</text:p>
          <text:p text:style-name="P1"><text:span text:style-name="T1">(java script)</text:span></text:p>
          <text:p text:style-name="P1"><text:span text:style-name="T1">Data Files exits?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65cm" svg:y1="15.305cm" svg:x2="15.905cm" svg:y2="15.305cm">
          <text:p text:style-name="P5"/>
        </draw:line>
        <draw:line draw:style-name="gr5" draw:text-style-name="P2" draw:layer="layout" svg:x1="15.905cm" svg:y1="15.905cm" svg:x2="7.65cm" svg:y2="15.905cm">
          <text:p text:style-name="P5"/>
        </draw:line>
        <draw:frame draw:style-name="gr6" draw:text-style-name="P6" draw:layer="layout" svg:width="2.581cm" svg:height="0.607cm" svg:x="8.621cm" svg:y="15.623cm">
          <draw:text-box>
            <text:p text:style-name="P5"><text:span text:style-name="T1">Error message</text:span></text:p>
          </draw:text-box>
        </draw:frame>
        <draw:frame draw:style-name="gr6" draw:text-style-name="P6" draw:layer="layout" svg:width="3.512cm" svg:height="0.607cm" svg:x="9.922cm" svg:y="15.024cm">
          <draw:text-box>
            <text:p text:style-name="P5"><text:span text:style-name="T1">List of data filen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C B</meta:initial-creator>
    <meta:creation-date>2007-03-26T12:03:40</meta:creation-date>
    <dc:creator>C B</dc:creator>
    <dc:date>2007-03-26T15:06:10</dc:date>
    <meta:printed-by>C B</meta:printed-by>
    <meta:print-date>2007-03-26T15:00:52</meta:print-date>
    <dc:language>en-US</dc:language>
    <meta:editing-cycles>11</meta:editing-cycles>
    <meta:editing-duration>PT2H44M1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